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8" style:family="paragraph">
      <style:paragraph-properties fo:text-align="end">
        <style:tab-stops>
          <style:tab-stop style:position="0.78cm"/>
        </style:tab-stops>
      </style:paragraph-properties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5" style:family="paragraph">
      <style:paragraph-properties fo:text-align="end"/>
      <style:text-properties fo:color="#ff00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style:font-size-asian="24pt" style:font-size-complex="2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Nimbus Sans L'" style:font-family-generic="swiss" style:font-pitch="variable" fo:font-size="20pt" style:font-size-asian="20pt" style:font-size-complex="20pt"/>
    </style:style>
    <style:style style:name="T9" style:family="text">
      <style:text-properties fo:font-family="Dustismo" style:font-pitch="variable" fo:font-size="20pt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font-family="Dustismo" style:font-pitch="variable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6" style:family="text">
      <style:text-properties fo:color="#ff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72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</text:span><text:span text:style-name="T3">dist-upgrade</text:span><text:span text:style-name="T2">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72cm" svg:x="7.5cm" svg:y="0.3cm">
          <draw:text-box>
            <text:p text:style-name="P1"><text:span text:style-name="T4">Besonderheiten von </text:span><text:span text:style-name="T1">sidux</text:span><text:span text:style-name="T4">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5"><text:tab/></text:span><text:span text:style-name="T2">eigenes Repository für </text:span><text:span text:style-name="T6">sidux</text:span><text:span text:style-name="T2">-Kernel und -Applikationen (z. B.</text:span><text:span text:style-name="T2"><text:line-break/></text:span><text:span text:style-name="T2"><text:tab/></text:span><text:span text:style-name="T2">Netzwerkonfigurationstool Ceni und </text:span><text:span text:style-name="T6">sidux</text:span><text:span text:style-name="T2">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6">sidux</text:span><text:span text:style-name="T2"> bietet durch hochaktuelle Kernel bestmögliche</text:span><text:span text:style-name="T2"><text:line-break/></text:span><text:span text:style-name="T2"><text:tab/></text:span><text:span text:style-name="T2">Hardwareunterstützung 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6">sidux</text:span><text:span text:style-name="T2"> wird von einer aktiven Community und dem </text:span><text:span text:style-name="T7">sidux e.V.</text:span><text:span text:style-name="T2">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72cm" svg:x="7.5cm" svg:y="0.3cm">
          <draw:text-box>
            <text:p text:style-name="P1"><text:span text:style-name="T4">CD/DVD-Releases von </text:span><text:span text:style-name="T1">sidux</text:span><text:span text:style-name="T4">:</text:span></text:p>
          </draw:text-box>
        </draw:frame>
        <draw:frame draw:style-name="gr5" draw:text-style-name="P7" draw:layer="layout" svg:width="25.22cm" svg:height="16cm" svg:x="0.7cm" svg:y="2.5cm">
          <draw:text-box>
            <text:list text:style-name="L1">
              <text:list-item>
                <text:list>
                  <text:list-item>
                    <text:p text:style-name="P3"><text:span text:style-name="T2">werden 4 mal pro Jahr veröffentlicht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8">die</text:span><text:span text:style-name="T9"> </text:span><text:span text:style-name="T6">sidux</text:span><text:span text:style-name="T2"> live CD/DVD-Systeme laufen ohne jegliche Beeinflussung des primär installierten Systems</text:span><text:span text:style-name="T2"><text:line-break/></text:span><text:span text:style-name="T2">→ </text:span><text:span text:style-name="T10">perfekt für den 1. Kontakt mit </text:span><text:span text:style-name="T11">sidux</text:span><text:span text:style-name="T10">/Linux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2">sind in 2-10 Minuten sehr einfach lokal auf Festplatten oder (ausreichend große) USB-Sticks installierbar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2">lassen sich auch in virtuellen Systemen (z.B. Virtualbox, etc.) ebenso einfach betreiben und installieren </text:span><text:span text:style-name="T2"><text:line-break/></text:span><text:span text:style-name="T2">→ </text:span><text:span text:style-name="T10">optimal für längere Tests mit </text:span><text:span text:style-name="T11">sidux</text:span><text:span text:style-name="T10">/Linux</text:span></text:p>
                  </text:list-item>
                </text:list>
                <text:p text:style-name="P3"><text:span text:style-name="T10"/></text:p>
                <text:list>
                  <text:list-item>
                    <text:p text:style-name="P3"><text:span text:style-name="T2">unterstützen eine Installation mit einem grafisches Tool, das von den Voreinstellungen über die Festplattenpartitionierung, Installation und diverse Benutzereinstellung auch </text:span><text:span text:style-name="T6">sidux</text:span><text:span text:style-name="T2">/Linux-Neulinge einfach durch die Installation führt</text:span><text:span text:style-name="T2"><text:line-break/></text:span><text:span text:style-name="T12">→ </text:span><text:span text:style-name="T10">super für den Dauerbetrieb mit Rolling-Release-Aktualität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838cm" svg:x="6cm" svg:y="0.3cm">
          <draw:text-box>
            <text:p text:style-name="P8"><text:span text:style-name="T1">sidux</text:span><text:span text:style-name="T4"> Varianten und Installationen:</text:span></text:p>
            <text:p text:style-name="P3"><text:span text:style-name="T13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4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</text:span><text:span text:style-name="T2"><text:line-break/></text:span><text:span text:style-name="T2"><text:tab/></text:span><text:span text:style-name="T2">(quasi alle 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</text:span><text:span text:style-name="T2"><text:line-break/></text:span><text:span text:style-name="T2"><text:tab/></text:span><text:span text:style-name="T2">d.h. neuere INTEL/AMD-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</text:span><text:span text:style-name="T2"><text:line-break/></text:span><text:span text:style-name="T2"><text:tab/></text:span><text:span text:style-name="T2">optimal ab 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</text:span><text:span text:style-name="T2"><text:line-break/></text:span><text:span text:style-name="T2"><text:tab/></text:span><text:span text:style-name="T2">(wenn USB-Boot für den Rechner 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72cm" svg:x="6cm" svg:y="0.3cm">
          <draw:text-box>
            <text:p text:style-name="P1"><text:span text:style-name="T4">Hilfe bei </text:span><text:span text:style-name="T1">sidux</text:span><text:span text:style-name="T4">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</text:span><text:span text:style-name="T6">sidux</text:span><text:span text:style-name="T2">-Handbuch (aktuell bereits in 16 Sprachen!) unter</text:span><text:span text:style-name="T2"><text:line-break/></text:span><text:span text:style-name="T2"><text:tab/></text:span><text:span text:style-name="T14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</text:span><text:span text:style-name="T15"> </text:span><text:span text:style-name="T14">irc.oftc.net</text:span><text:span text:style-name="T2"> im Channel </text:span><text:span text:style-name="T14">#sidux</text:span><text:span text:style-name="T2">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</text:span><text:span text:style-name="T14">http://sidux.com</text:span><text:span text:style-name="T2">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</text:span><text:span text:style-name="T6">sidux</text:span><text:span text:style-name="T2"> Webseite unter </text:span><text:span text:style-name="T14">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72cm" svg:x="6cm" svg:y="0.3cm">
          <draw:text-box>
            <text:p text:style-name="P1"><text:span text:style-name="T4">Aktivitäten der </text:span><text:span text:style-name="T1">sidux</text:span><text:span text:style-name="T4">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/></text:p>
            <text:list text:style-name="L3">
              <text:list-item>
                <text:p text:style-name="P9"><text:span text:style-name="T2">regelmäßige Anwendertreffen und/oder Stammtische, bei denen man Gleichgesinnte in geselliger Atmosphäre treffen und kennenlernen kann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9"><text:span text:style-name="T2">z.B. in München:</text:span><text:span text:style-name="T2"><text:line-break/></text:span><text:span text:style-name="T2">jeden zweiten Samstag im Monat </text:span><text:span text:style-name="T7">Anwendertreffen</text:span></text:p>
              </text:list-item>
            </text:list>
            <text:p text:style-name="P3"><text:span text:style-name="T2"/></text:p>
            <text:list text:style-name="L4">
              <text:list-item>
                <text:p text:style-name="P10"><text:span text:style-name="T2">z.B. in Aachen, Darmstadt und Hamburg: </text:span><text:span text:style-name="T2"><text:line-break/></text:span><text:span text:style-name="T7">Treffen</text:span><text:span text:style-name="T2"> und </text:span><text:span text:style-name="T7">Wochenend-Workshops</text:span></text:p>
                <text:p text:style-name="P3"><text:span text:style-name="T2"/></text:p>
              </text:list-item>
            </text:list>
            <text:list text:style-name="L5">
              <text:list-item>
                <text:p text:style-name="P11"><text:span text:style-name="T2">demnächst auch bei Ihnen?</text:span></text:p>
              </text:list-item>
            </text:list>
            <text:p/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14">http://sidux-ev.de</text:span><text:span text:style-name="T2">, im Chat </text:span><text:span text:style-name="T14">irc.oftc.net</text:span><text:span text:style-name="T2"> im Channel </text:span><text:span text:style-name="T14">#sidux-ev</text:span><text:span text:style-name="T2"> oder direkt hier am Stand.</text:span></text:p>
            <text:p text:style-name="P3"><text:span text:style-name="T2"/></text:p>
            <text:p text:style-name="P3"><text:span text:style-name="T2">Der </text:span><text:span text:style-name="T7">sidux e.V.</text:span><text:span text:style-name="T2"> unterstützt Sie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4" draw:layer="layout" svg:width="25.22cm" svg:height="16cm" svg:x="1.4cm" svg:y="2.5cm">
          <draw:text-box>
            <text:p text:style-name="P12"><text:span text:style-name="T2">Der </text:span><text:span text:style-name="T7">sidux e.V.</text:span><text:span text:style-name="T2"> ist mit seinem Messestand unter anderem vertreten bei:</text:span></text:p>
            <text:p text:style-name="P13"><text:span text:style-name="T2"/></text:p>
            <text:p text:style-name="P12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13"><text:span text:style-name="T2"/></text:p>
            <text:p text:style-name="P12"><text:span text:style-name="T2">Den </text:span><text:span text:style-name="T7">sidux e.V.</text:span><text:span text:style-name="T2"> erreichen Sie unter:</text:span></text:p>
            <text:p text:style-name="P12"><text:span text:style-name="T2"/></text:p>
            <text:p text:style-name="P12"><text:span text:style-name="T2">Homepage:</text:span><text:span text:style-name="T14"> http://sidux-ev.de</text:span></text:p>
            <text:p text:style-name="P12"><text:span text:style-name="T2"/></text:p>
            <text:p text:style-name="P12"><text:span text:style-name="T2">Wiki: </text:span><text:span text:style-name="T14">http://wiki.sidux-ev.de</text:span></text:p>
          </draw:text-box>
        </draw:frame>
        <draw:frame draw:style-name="gr1" draw:text-style-name="P15" draw:layer="layout" svg:width="20.5cm" svg:height="1.517cm" svg:x="6cm" svg:y="0.301cm">
          <draw:text-box>
            <text:p text:style-name="P1"><text:span text:style-name="T16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4" draw:layer="layout" svg:width="25.22cm" svg:height="16cm" svg:x="1.4cm" svg:y="2.5cm">
          <draw:text-box>
            <text:p text:style-name="P13"><text:span text:style-name="T2">Viel Spaß mit </text:span><text:span text:style-name="T6">sidux</text:span><text:span text:style-name="T2"> und eine interessante Zeit beim SIGINT 2010 in Köln wünschen Ihnen:</text:span></text:p>
            <text:p text:style-name="P13"><text:span text:style-name="T2"/></text:p>
            <text:p text:style-name="P12"><text:span text:style-name="T2"/></text:p>
            <text:p text:style-name="P13"><text:span text:style-name="T7">aomori</text:span><text:span text:style-name="T7"><text:tab/></text:span><text:span text:style-name="T7"><text:tab/></text:span><text:span text:style-name="T7">evnu</text:span></text:p>
            <text:p text:style-name="P13"><text:span text:style-name="T7"/></text:p>
            <text:p text:style-name="P13"><text:span text:style-name="T7">loewenherz</text:span><text:span text:style-name="T7"><text:tab/></text:span><text:span text:style-name="T7"><text:tab/></text:span><text:span text:style-name="T7">motti</text:span></text:p>
            <text:p text:style-name="P13"><text:span text:style-name="T7"/></text:p>
            <text:p text:style-name="P13"><text:span text:style-name="T7">RoEn</text:span><text:span text:style-name="T7"><text:tab/></text:span><text:span text:style-name="T7"><text:tab/></text:span><text:span text:style-name="T7">vedawalter</text:span></text:p>
            <text:p text:style-name="P12"><text:span text:style-name="T7"><text:s text:c="2"/></text:span></text:p>
            <text:p text:style-name="P12"><text:span text:style-name="T7"/></text:p>
            <text:p text:style-name="P13"><text:span text:style-name="T2">Ihr </text:span><text:span text:style-name="T6">sidux</text:span><text:span text:style-name="T2"> Team Köln</text:span></text:p>
          </draw:text-box>
        </draw:frame>
        <draw:frame draw:style-name="gr1" draw:text-style-name="P4" draw:layer="layout" svg:width="20.5cm" svg:height="1.517cm" svg:x="6cm" svg:y="0.302cm">
          <draw:text-box>
            <text:p text:style-name="P1"><text:span text:style-name="T4">SIGINT 2010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808080" fo:font-family="Arial" style:font-style-name="Standard" style:font-family-generic="swiss" fo:font-size="11pt" fo:font-weight="bold" style:font-family-asian="Arial" style:font-style-name-asian="Standard" style:font-family-generic-asian="swiss" style:font-size-asian="11pt" style:font-weight-asian="bold" style:font-family-complex="Arial" style:font-style-name-complex="Standard" style:font-family-generic-complex="swiss" style:font-size-complex="11pt" style:font-weight-complex="bold"/>
    </style:style>
    <style:style style:name="MT6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3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</text:span><text:span text:style-name="MT5">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6">Folie </text:span><text:span text:style-name="MT6"><text:page-number>&lt;Nummer&gt;</text:page-number></text:span><text:span text:style-name="MT6"> von </text:span><text:span text:style-name="MT6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7T14:14:42.87</dc:date>
    <meta:editing-duration>PT04H41M17S</meta:editing-duration>
    <meta:editing-cycles>46</meta:editing-cycles>
    <meta:generator>OpenOffice.org/3.2$Win32 OpenOffice.org_project/320m12$Build-9483</meta:generator>
    <dc:creator>Walter Güldenberg</dc:creator>
    <meta:document-statistic meta:object-count="63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900e60066007b00ce00140042003900bd00d7006d00fd00500050006d00cb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dgGOt1ki1LqQZPPeonWZ5Bx2Wr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LXAmO1TdXVNYDXFZCNkAqRxeyF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7AolGLuTi+RZrL61YnT8SDwi1CU=</DigestValue>
      </Reference>
      <Reference URI="Thumbnails/thumbnail.png">
        <DigestMethod Algorithm="http://www.w3.org/2000/09/xmldsig#sha1"/>
        <DigestValue>wiZtt70WnWAuCgg+sWQ17UzBL3A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XEag9s7A6d5UOszYXKoK5HfP36k=</DigestValue>
      </Reference>
      <Reference URI="#ID_00d1001d004100f600c90091004b005e008f004600a700d800da000800e30028">
        <DigestMethod Algorithm="http://www.w3.org/2000/09/xmldsig#sha1"/>
        <DigestValue>0gr3ZdU0qkngSOF+mVP/m6y2YaY=</DigestValue>
      </Reference>
    </SignedInfo>
    <SignatureValue>cSj2df0bsAMW8WhDk/aWWAJzj3Ixa9uDKQFMu9efadi9XqQ0gDr26o4cGNKrOtF8
nL3YmlT07VX8DgkdEaZiPsXjWUrq6JtZlM8xzRi2kFoHj6yuwIgROHVspP2qOnPh
y+jnRJFugvbl8rcl2qd/G1dIqMZt7PVFasz7+cJTbYakx8g79t8H8w2PVx9VvebA
jgDmMtDUP900emc1RCGwlIOJR0kX/+8FdwiJJDUPPDQd9pPHqfX7ZRVGjKYVzYEJ
r5zrmDqlNyK2P2GmKe5nzshvU6B/rzr32DbdXqBDGzpVAM2CgfA1yRR6e4P9QGf+
QcXkL3XpbuKL2Ac2g7U9OQ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d1001d004100f600c90091004b005e008f004600a700d800da000800e30028" Target="#ID_00c900e60066007b00ce00140042003900bd00d7006d00fd00500050006d00cb">
          <dc:date xmlns:dc="http://purl.org/dc/elements/1.1/">2010-04-07T14:15:01,17</dc:date>
        </SignatureProperty>
      </SignatureProperties>
    </Object>
  </Signature>
</document-signatures>
</file>